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351681" officeooo:paragraph-rsid="00351681"/>
    </style:style>
    <style:style style:name="P2" style:family="paragraph" style:parent-style-name="Text_20_body">
      <style:text-properties officeooo:rsid="00351681" officeooo:paragraph-rsid="00351681"/>
    </style:style>
    <style:style style:name="P3" style:family="paragraph" style:parent-style-name="Standard">
      <style:text-properties officeooo:rsid="0002c79a" officeooo:paragraph-rsid="0002c79a"/>
    </style:style>
    <style:style style:name="P4" style:family="paragraph" style:parent-style-name="Standard">
      <style:text-properties officeooo:rsid="00034226" officeooo:paragraph-rsid="00034226"/>
    </style:style>
    <style:style style:name="P5" style:family="paragraph" style:parent-style-name="Standard">
      <style:text-properties officeooo:rsid="001bea0c" officeooo:paragraph-rsid="001bea0c"/>
    </style:style>
    <style:style style:name="P6" style:family="paragraph" style:parent-style-name="Standard">
      <style:text-properties officeooo:rsid="00043102" officeooo:paragraph-rsid="00043102"/>
    </style:style>
    <style:style style:name="P7" style:family="paragraph" style:parent-style-name="Standard">
      <style:text-properties officeooo:rsid="000d07a9" officeooo:paragraph-rsid="000d07a9"/>
    </style:style>
    <style:style style:name="P8" style:family="paragraph" style:parent-style-name="Standard">
      <style:text-properties officeooo:rsid="0016afd5" officeooo:paragraph-rsid="0016afd5"/>
    </style:style>
    <style:style style:name="P9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officeooo:rsid="002db4f8" officeooo:paragraph-rsid="002db4f8"/>
    </style:style>
    <style:style style:name="P10" style:family="paragraph" style:parent-style-name="Standard">
      <style:text-properties officeooo:rsid="00201e90" officeooo:paragraph-rsid="00201e90"/>
    </style:style>
    <style:style style:name="P11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officeooo:rsid="002819fa" officeooo:paragraph-rsid="002819fa"/>
    </style:style>
    <style:style style:name="P12" style:family="paragraph" style:parent-style-name="Standard">
      <style:text-properties officeooo:rsid="001922ee" officeooo:paragraph-rsid="001922ee"/>
    </style:style>
    <style:style style:name="P13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officeooo:rsid="0024590e" officeooo:paragraph-rsid="0024590e"/>
    </style:style>
    <style:style style:name="P14" style:family="paragraph" style:parent-style-name="Standard">
      <style:text-properties officeooo:rsid="001e339d" officeooo:paragraph-rsid="001e339d"/>
    </style:style>
    <style:style style:name="P15" style:family="paragraph" style:parent-style-name="Standard">
      <style:text-properties officeooo:rsid="00360e9e" officeooo:paragraph-rsid="00360e9e"/>
    </style:style>
    <style:style style:name="P16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officeooo:rsid="0037c2eb" officeooo:paragraph-rsid="0037c2eb"/>
    </style:style>
    <style:style style:name="P17" style:family="paragraph" style:parent-style-name="Standard">
      <style:text-properties officeooo:rsid="0037c2eb" officeooo:paragraph-rsid="0037c2eb"/>
    </style:style>
    <style:style style:name="P18" style:family="paragraph" style:parent-style-name="Standard">
      <style:text-properties officeooo:rsid="00079967" officeooo:paragraph-rsid="00079967"/>
    </style:style>
    <style:style style:name="P19" style:family="paragraph" style:parent-style-name="Standard">
      <style:text-properties officeooo:rsid="00079967" officeooo:paragraph-rsid="0012e4c6"/>
    </style:style>
    <style:style style:name="P20" style:family="paragraph" style:parent-style-name="Standard">
      <style:text-properties officeooo:rsid="00083a10" officeooo:paragraph-rsid="00083a10"/>
    </style:style>
    <style:style style:name="P21" style:family="paragraph" style:parent-style-name="Standard">
      <style:text-properties officeooo:rsid="000f02ab" officeooo:paragraph-rsid="001037d9"/>
    </style:style>
    <style:style style:name="P22" style:family="paragraph" style:parent-style-name="Standard">
      <style:text-properties officeooo:rsid="001ab12f" officeooo:paragraph-rsid="001ab12f"/>
    </style:style>
    <style:style style:name="P23" style:family="paragraph" style:parent-style-name="Standard">
      <style:text-properties officeooo:rsid="000b4784" officeooo:paragraph-rsid="00113f98"/>
    </style:style>
    <style:style style:name="P24" style:family="paragraph" style:parent-style-name="Standard">
      <style:text-properties officeooo:rsid="000b4784" officeooo:paragraph-rsid="000b4784"/>
    </style:style>
    <style:style style:name="P25" style:family="paragraph" style:parent-style-name="Standard">
      <style:text-properties officeooo:rsid="0021eb7b" officeooo:paragraph-rsid="0021eb7b"/>
    </style:style>
    <style:style style:name="P26" style:family="paragraph" style:parent-style-name="Standard">
      <style:text-properties officeooo:rsid="0021fdea" officeooo:paragraph-rsid="0021fdea"/>
    </style:style>
    <style:style style:name="P27" style:family="paragraph" style:parent-style-name="Heading_20_2">
      <style:text-properties officeooo:paragraph-rsid="0033932d"/>
    </style:style>
    <style:style style:name="P28" style:family="paragraph" style:parent-style-name="Standard">
      <style:text-properties officeooo:rsid="0033932d" officeooo:paragraph-rsid="0033932d"/>
    </style:style>
    <style:style style:name="P29" style:family="paragraph" style:parent-style-name="Standard">
      <style:text-properties officeooo:rsid="0038e9d2" officeooo:paragraph-rsid="0038e9d2"/>
    </style:style>
    <style:style style:name="P30" style:family="paragraph" style:parent-style-name="Standard">
      <style:text-properties fo:font-weight="bold" officeooo:rsid="0038e9d2" officeooo:paragraph-rsid="0038e9d2" style:font-weight-asian="bold" style:font-weight-complex="bold"/>
    </style:style>
    <style:style style:name="P31" style:family="paragraph" style:parent-style-name="Standard">
      <style:text-properties fo:font-weight="normal" officeooo:rsid="0038e9d2" officeooo:paragraph-rsid="0038e9d2" style:font-weight-asian="normal" style:font-weight-complex="normal"/>
    </style:style>
    <style:style style:name="P32" style:family="paragraph" style:parent-style-name="Standard">
      <style:text-properties fo:font-weight="normal" officeooo:rsid="0039f6b0" officeooo:paragraph-rsid="0039f6b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3102"/>
    </style:style>
    <style:style style:name="T3" style:family="text">
      <style:text-properties officeooo:rsid="003b6997"/>
    </style:style>
    <style:style style:name="T4" style:family="text">
      <style:text-properties officeooo:rsid="00189d2a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304f4a"/>
    </style:style>
    <style:style style:name="T7" style:family="text">
      <style:text-properties fo:language="en" fo:country="US" officeooo:rsid="002fa278"/>
    </style:style>
    <style:style style:name="T8" style:family="text">
      <style:text-properties officeooo:rsid="002931b5"/>
    </style:style>
    <style:style style:name="T9" style:family="text">
      <style:text-properties officeooo:rsid="0026fb97"/>
    </style:style>
    <style:style style:name="T10" style:family="text">
      <style:text-properties fo:font-weight="bold" officeooo:rsid="002931b5" style:font-weight-asian="bold" style:font-weight-complex="bold"/>
    </style:style>
    <style:style style:name="T11" style:family="text">
      <style:text-properties fo:font-weight="bold" officeooo:rsid="0026fb97" style:font-weight-asian="bold" style:font-weight-complex="bold"/>
    </style:style>
    <style:style style:name="T12" style:family="text">
      <style:text-properties officeooo:rsid="0025821a"/>
    </style:style>
    <style:style style:name="T13" style:family="text">
      <style:text-properties officeooo:rsid="001e339d"/>
    </style:style>
    <style:style style:name="T14" style:family="text">
      <style:text-properties officeooo:rsid="001d6e37"/>
    </style:style>
    <style:style style:name="T15" style:family="text">
      <style:text-properties officeooo:rsid="0012e4c6"/>
    </style:style>
    <style:style style:name="T16" style:family="text">
      <style:text-properties officeooo:rsid="0014ccbb"/>
    </style:style>
    <style:style style:name="T17" style:family="text">
      <style:text-properties officeooo:rsid="00083a10"/>
    </style:style>
    <style:style style:name="T18" style:family="text">
      <style:text-properties officeooo:rsid="00099cc4"/>
    </style:style>
    <style:style style:name="T19" style:family="text">
      <style:text-properties fo:font-weight="bold" officeooo:rsid="00099cc4" style:font-weight-asian="bold" style:font-weight-complex="bold"/>
    </style:style>
    <style:style style:name="T20" style:family="text">
      <style:text-properties officeooo:rsid="000a8dee"/>
    </style:style>
    <style:style style:name="T21" style:family="text">
      <style:text-properties fo:font-weight="bold" officeooo:rsid="003417ba" style:font-weight-asian="bold" style:font-weight-complex="bold"/>
    </style:style>
    <style:style style:name="T22" style:family="text">
      <style:text-properties officeooo:rsid="003417ba"/>
    </style:style>
    <style:style style:name="T23" style:family="text">
      <style:text-properties officeooo:rsid="001def84"/>
    </style:style>
    <style:style style:name="T24" style:family="text">
      <style:text-properties officeooo:rsid="00113f98"/>
    </style:style>
    <style:style style:name="T25" style:family="text">
      <style:text-properties style:text-position="super 58%"/>
    </style:style>
    <style:style style:name="T26" style:family="text">
      <style:text-properties officeooo:rsid="0033932d"/>
    </style:style>
    <style:style style:name="T27" style:family="text">
      <style:text-properties fo:language="en" fo:country="US" officeooo:rsid="0038e9d2"/>
    </style:style>
    <style:style style:name="T28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Notes</text:h>
      <text:p text:style-name="P2">ndarray’s shape = 10 – 1D array; <text:span text:style-name="T1">shape=(10, 1) – 2D-array</text:span></text:p>
      <text:h text:style-name="Heading_20_1" text:outline-level="1">Create ndarray</text:h>
      <text:p text:style-name="P3">np.array() - from array</text:p>
      <text:p text:style-name="P3">np.eye(n, m) - identity matrix, <text:span text:style-name="T2">but allow non-square (with a[i, i] = 1)</text:span></text:p>
      <text:p text:style-name="P4">np.linspace(start, stop, num) – stop: inclusive(use endpoint=False to exclude), num: number of points</text:p>
      <text:p text:style-name="P5">np.arange(start, stop, step) – evenly spaced values; stop: exclusive</text:p>
      <text:p text:style-name="P6">np.diag(main_diagonal_elements: array) – diagonal matrix</text:p>
      <text:p text:style-name="P7">np.ones(...)/zeroes(…)/<text:span text:style-name="T3">full((rows, cols), val)</text:span> - all 1/0/<text:span text:style-name="T3">val</text:span></text:p>
      <text:p text:style-name="P8">np.random.uniform()/np.random.normal() - <text:span text:style-name="T4">with random numbers</text:span></text:p>
      <text:p text:style-name="P9"><text:span text:style-name="T5">np.loadtxt(path_to_file, dtype = float) – read from file, each line is treated as row. Useful args. delimiter=”,” comments = “#” - </text:span><text:span text:style-name="T6">m</text:span><text:span text:style-name="T5">ay be a list <text:s/>of str, skiprows=10 - including comments, so </text:span><text:span text:style-name="T7">this number of lines will be skipped no matter what</text:span><text:span text:style-name="T5">, </text:span><text:span text:style-name="T6">usecols = (0, 2) – load only 1st and 3rd columns.</text:span></text:p>
      <text:h text:style-name="Heading_20_1" text:outline-level="1">Helpful methods</text:h>
      <text:p text:style-name="P10">ndarray_mapper = np.vectorize(single_<text:span text:style-name="T8">value</text:span>_mapper) – create a function for ndarray mapping:</text:p>
      <text:p text:style-name="P10"><text:tab/>new_array = ndarray_mapper(old_array)</text:p>
      <text:p text:style-name="P10"><text:tab/><text:span text:style-name="T9">it is </text:span><text:span text:style-name="T10">value</text:span><text:span text:style-name="T11">-wise</text:span><text:span text:style-name="T9"> – single_</text:span><text:span text:style-name="T8">value</text:span><text:span text:style-name="T9">_mapper accepts single value even for N-dim. array</text:span></text:p>
      <text:p text:style-name="P11">mapped = np.apply_along_axis(mapper, arr, axis) – mapper <text:span text:style-name="T1">take</text:span><text:span text:style-name="T10">s items</text:span><text:span text:style-name="T8">(not necessarily values), for 2D-array: axes=0 – cols, axes=1 - rows</text:span></text:p>
      <text:p text:style-name="P12">np.repeat(a, 3) – each element will be replaced by 3 own duplicates</text:p>
      <text:p text:style-name="P12"><text:tab/>repeat([1, 2, 3]) → [1, 1, 1, 2, 2, 2, 3, 3, 3]</text:p>
      <text:p text:style-name="P12">np.tile(arr, 3) – repeat all array three times</text:p>
      <text:p text:style-name="P12"><text:tab/>tile([1, 2, 3]) → [1, 2, 3, 1, 2, 3, 1, 2, 3]</text:p>
      <text:p text:style-name="P13">np.pad(arr, (head_positions, tail_positions), constant_values <text:span text:style-name="T12">= value_to_put</text:span>) – <text:span text:style-name="T12">pad array with 0(or other value)</text:span></text:p>
      <text:p text:style-name="P12"><text:span text:style-name="T13">np</text:span>.random.permutation<text:span text:style-name="T14">(array) – return randomly permuted array</text:span></text:p>
      <text:p text:style-name="P14">np.array_split(list_like, number_of_slices) – split list on N parts</text:p>
      <text:p text:style-name="P14"/>
      <text:h text:style-name="Heading_20_1" text:outline-level="1">Add items to array</text:h>
      <text:p text:style-name="P15">ndarray <text:span text:style-name="T1">does not</text:span> change it’s size, so “appending” creates new array.</text:p>
      <text:p text:style-name="P15"/>
      <text:p text:style-name="P16">np.concatenate((arr1, arr2, arr3)) – arg. should be a <text:span text:style-name="T1">tuple</text:span> of arrays; optimized to concatenate arrays; has kw-arg. axis to concatenate along any axis(not 0 as by default)</text:p>
      <text:p text:style-name="P17">np.append(arr, list_of_values) – optimized to add values at the end of 1D array;</text:p>
      <text:h text:style-name="Heading_20_1" text:outline-level="1">Operations with matrices</text:h>
      <text:p text:style-name="P18">a[i, j] – access (i, j) element</text:p>
      <text:p text:style-name="P19"><text:span text:style-name="T15">a**2 – raise each element to power </text:span><text:span text:style-name="T16">of 2</text:span></text:p>
      <text:p text:style-name="P18">a + b, a – b, <text:span text:style-name="T17">a*b</text:span> – element-wise +, -, <text:span text:style-name="T17">*, </text:span></text:p>
      <text:p text:style-name="P20">a &gt; b – element wise comparison(returns array of True/False). <text:span text:style-name="T18">See </text:span><text:span text:style-name="T19">np.any(...)</text:span><text:span text:style-name="T18">/</text:span><text:span text:style-name="T19">np.all(…)</text:span><text:span text:style-name="T18"> → True/False</text:span></text:p>
      <text:p text:style-name="P21"><text:soft-page-break/>np.isclose(a, b, atol = 0.1) – comp. element-wise with tolerance<text:span text:style-name="T17">(returns array of True/False)</text:span></text:p>
      <text:p text:style-name="P22">np.transpose(a) - transpose, also may use property T which is ‘transposed’ view: <text:span text:style-name="T1">a.T</text:span></text:p>
      <text:p text:style-name="P18">np.dot(a, b) – multiply <text:span text:style-name="T20">(as matrices), </text:span><text:span text:style-name="T21">check docs – behavior depends a little on ndarray shape</text:span><text:span text:style-name="T22">.</text:span></text:p>
      <text:p text:style-name="P23"><text:span text:style-name="T23">np</text:span><text:span text:style-name="T24">.linalg.</text:span>inv(a) – calc. inverse marrix(a<text:span text:style-name="T25">-1</text:span>)</text:p>
      <text:p text:style-name="P24"><text:span text:style-name="T23">np</text:span><text:span text:style-name="T24">.linalg.</text:span>det(a) – determinant</text:p>
      <text:p text:style-name="P24"/>
      <text:h text:style-name="Heading_20_1" text:outline-level="1">DSP</text:h>
      <text:p text:style-name="P25">cmath.rect(r, w) – constructs complex number <text:span text:style-name="T1">r*exp(iw)</text:span></text:p>
      <text:p text:style-name="P26">numpy.angle(array_of_complex), cmath.phase(single_complex) – phase of complex number</text:p>
      <text:p text:style-name="P26"/>
      <text:h text:style-name="P27" text:outline-level="2">numpy.fft</text:h>
      <text:p text:style-name="Text_20_body"><text:span text:style-name="T26">M</text:span>odule with direct+inverse Furier transforms.</text:p>
      <text:p text:style-name="P28">Module allows to choose normalization – scale of Furier transform: 1, 1/sqrt(N), 1/N.</text:p>
      <text:p text:style-name="P28">Just pass <text:span text:style-name="T1">kw-arg norm</text:span> to methods:</text:p>
      <text:p text:style-name="P28">- ‘backward’ – Furier transform non-scaled, inverse transform scaled by 1/N</text:p>
      <text:p text:style-name="P28">- ‘forward’ – Furier transform scaled by 1/N, inverse – non-scaled.</text:p>
      <text:p text:style-name="P28">- ‘ortho’ – both are scaled by 1/sqrt(N)</text:p>
      <text:p text:style-name="P28"/>
      <text:p text:style-name="P28">numpy.fft.rfft(…) - “right-half FFT”, calculates transform from 0 till Fsamp/2.</text:p>
      <text:p text:style-name="P28"/>
      <text:h text:style-name="Heading_20_1" text:outline-level="1"><text:span text:style-name="T27">L</text:span>east-squares solution</text:h>
      <text:p text:style-name="P29">from numpy.linalg import <text:span text:style-name="T1">lstsq</text:span></text:p>
      <text:p text:style-name="P30"><text:a xlink:type="simple" xlink:href="https://numpy.org/doc/stable/reference/generated/numpy.linalg.lstsq.html" text:style-name="Internet_20_link" text:visited-style-name="Visited_20_Internet_20_Link"><text:span text:style-name="T28">https://numpy.org/doc/stable/reference/generated/numpy.linalg.lstsq.html</text:span></text:a></text:p>
      <text:p text:style-name="P31"/>
      <text:p text:style-name="P31">Finds B from equation A*X=B.</text:p>
      <text:p text:style-name="P31">A – each row is actual measurement <text:span text:style-name="T1">and 1 at the end</text:span>:</text:p>
      <text:p text:style-name="P31">x1, y1, z1, 1</text:p>
      <text:p text:style-name="P31">x2, y2, z2, 1</text:p>
      <text:p text:style-name="P31"><text:s text:c="6"/>…</text:p>
      <text:p text:style-name="P31"/>
      <text:p text:style-name="P31">B – each row is reference value:</text:p>
      <text:p text:style-name="P31">x1, y1, z1</text:p>
      <text:p text:style-name="P31">x2, y2, z2</text:p>
      <text:p text:style-name="P31"><text:s text:c="6"/>…</text:p>
      <text:p text:style-name="P31"/>
      <text:p text:style-name="P31">lstsq() returns results in array, 0-item is X matrix.</text:p>
      <text:p text:style-name="P32">To apply calibration: [xn, yn, zn, <text:span text:style-name="T1">1</text:span>] * X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12-12T07:50:00.714000000</meta:creation-date>
    <dc:date>2025-07-05T14:54:12.914729000</dc:date>
    <meta:editing-duration>P2DT15H43M28S</meta:editing-duration>
    <meta:editing-cycles>38</meta:editing-cycles>
    <meta:generator>LibreOffice/25.2.4.3$Windows_X86_64 LibreOffice_project/33e196637044ead23f5c3226cde09b47731f7e27</meta:generator>
    <meta:document-statistic meta:table-count="0" meta:image-count="0" meta:object-count="0" meta:page-count="2" meta:paragraph-count="62" meta:word-count="499" meta:character-count="3500" meta:non-whitespace-character-count="3008"/>
  </office:meta>
</office:document-meta>
</file>